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Calibri" fo:font-size="20pt" style:font-size-asian="20pt" style:font-size-complex="20pt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margin-left="2.117cm" fo:margin-right="0cm" fo:text-indent="0cm" style:auto-text-indent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2.117cm" fo:margin-right="0cm" fo:text-indent="0cm" style:auto-text-indent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Calibri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fo:font-weight="bold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TIETORAKENTEIDEN HARJOITUSTYÖ</text:span><text:span text:style-name="T5"> <text:s text:c="2"/>Elokuu 2012</text:span></text:p>
      <text:p text:style-name="P6">Käyttöohje</text:p>
      <text:p text:style-name="P2">Tekijä: <text:s/><text:span text:style-name="T1">Juho Eskelinen (013466770)</text:span></text:p>
      <text:p text:style-name="P4"><text:tab/><text:tab/>Helsingin yliopisto - Tietojenkäsittelytieteen laitos</text:p>
      <text:p text:style-name="Standard"><text:span text:style-name="T2">Ohjaaja: </text:span><text:span text:style-name="T3">Kristiina Paloheimo</text:span></text:p>
      <text:p text:style-name="P3"/>
      <text:p text:style-name="P7">Käyttöönotto:</text:p>
      <text:p text:style-name="P8">Kirjaston operaatiot saat käyttöösi tavalliseen tapaan import-komennolla.</text:p>
      <text:p text:style-name="P8"/>
      <text:p text:style-name="P7">Syötteet:</text:p>
      <text:p text:style-name="P8">Matriisioperaatiometodit toimivat int- ja double-alkeistyyppisillä kaksiulotteisilla taulukoilla eli int[][] ja double[][]. Matriisien luomisessa tulee muistaa käyttää kokoparametreinä positiivisia kokonaislukuja. Muuten rajoituksena ovat vain vastaavien matemaattisten operaatioiden vaatimukset sekä laitteiston rajoitukset. Tarkempia ohjeita löytyy metodien Javadocista. Null-syöte ei aina aiheuta virhettä. Tällöin vain palautetaan null.</text:p>
      <text:p text:style-name="P8"/>
      <text:p text:style-name="P7">LU-hajotelmat:</text:p>
      <text:p text:style-name="P8">Mikäli haluat ratkaista yhtälöryhmän tai laskea matriisin determinantin, muodosta ensin matriisista (yhtälöryhmän tapauksessa vakioiden matriisista) LU-hajotelma luomalla LU-instanssi. Sen jälkeen voit kyseisen luokan metodeilla laskea determinantin tai ratkaista yhtälöryhmän antamalla vakioiden vektorin. Näin hajotelma muodostetaan vain kerran, mutta voit ratkaista yhtälöryhmän useilla vakioiden vektore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date style:data-style-name="N37" text:date-value="2012-09-02T21:23:18.20" text:fixed="true">02.09.12</text:dat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8-02T23:24:55.29</meta:creation-date>
    <dc:date>2012-09-02T23:01:13.18</dc:date>
    <meta:editing-duration>PT37M36S</meta:editing-duration>
    <meta:editing-cycles>8</meta:editing-cycles>
    <meta:generator>LibreOffice/3.3$Win32 LibreOffice_project/330m19$Build-202</meta:generator>
    <meta:document-statistic meta:table-count="0" meta:image-count="0" meta:object-count="0" meta:page-count="1" meta:paragraph-count="13" meta:word-count="116" meta:character-count="1141"/>
  </office:meta>
</office:document-meta>
</file>